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9980592" text:id="ct189980592">
          <text:insertion>
            <office:change-info>
              <dc:creator>Gauthier Bastien</dc:creator>
              <dc:date>2011-04-18T16:42:00</dc:date>
            </office:change-info>
          </text:insertion>
        </text:changed-region>
        <text:changed-region xml:id="ct189989176" text:id="ct189989176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xml:id="ct189993912" text:id="ct189993912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xml:id="ct190002080" text:id="ct190002080">
          <text:insertion>
            <office:change-info>
              <dc:creator>Gauthier Bastien</dc:creator>
              <dc:date>2011-04-18T16:40:00</dc:date>
            </office:change-info>
          </text:insertion>
        </text:changed-region>
        <text:changed-region xml:id="ct189978576" text:id="ct189978576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</text:span> <text:change-start text:change-id="ct189980592"/>self.displayValue(self.listProposingGroup(), self.getProposingGroup())<text:change-end text:change-id="ct189980592"/></text:p>
      <text:p text:style-name="P1"/>
      <text:p text:style-name="P1"><office:annotation><dc:creator>Gauthier Bastien</dc:creator><dc:date>2011-05-05T15:11:58</dc:date><text:p text:style-name="P7"><text:span text:style-name="T3">do text if self.hasMeeting()</text:span></text:p></office:annotation><text:span text:style-name="T1">Conseil Communal :</text:span> <text:change-start text:change-id="ct189989176"/>self.getMeeting().Title()<text:change-end text:change-id="ct189989176"/></text:p>
      <text:p text:style-name="P1"><office:annotation><dc:creator>Gauthier Bastien</dc:creator><dc:date>2011-05-05T15:11:58</dc:date><text:p text:style-name="P7"><text:span text:style-name="T3">do text if not self.hasMeeting() and self.getPreferredMeeting() != 'whatever'</text:span></text:p></office:annotation><text:span text:style-name="T1">Conseil Communal :</text:span> <text:change-start text:change-id="ct189993912"/>self.uid_catalog(UID=self.getPreferredMeeting())[0].getObject().Title()[:-8]<text:change-end text:change-id="ct189993912"/></text:p>
      <text:p text:style-name="P1"><office:annotation><dc:creator>Gauthier Bastien</dc:creator><dc:date>2011-05-05T15:11:58</dc:date><text:p text:style-name="P7"><text:span text:style-name="T4">do text if not self.hasMeeting() and self.getPreferredMeeting() == 'whatever'</text:span></text:p></office:annotation><text:span text:style-name="T1">Conseil Communal :</text:span> ...</text:p>
      <text:p text:style-name="P1"/>
      <text:p text:style-name="P2"><text:span text:style-name="T2">Références :</text:span> -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3"/>
      <text:p text:style-name="P5">OBJET N°<text:change-start text:change-id="ct190002080"/>self.getItemNumber(relativeTo='meeting')<text:change-end text:change-id="ct190002080"/> : <text:change-start text:change-id="ct189978576"/>self.Title()<text:change-end text:change-id="ct189978576"/></text:p>
      <text:p text:style-name="P4"/>
      <text:p text:style-name="P4"><office:annotation><dc:creator>Gauthier Bastien</dc:creator><dc:date>2011-04-18T16:41:20</dc:date><text:p text:style-name="P8"><text:span text:style-name="T3">do text</text:span></text:p><text:p text:style-name="P8"><text:span text:style-name="T3">from xhtml(self.Description(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6M18S</meta:editing-duration>
    <meta:editing-cycles>8</meta:editing-cycles>
    <meta:generator>LibreOffice/3.5$Linux_x86 LibreOffice_project/350m1$Build-2</meta:generator>
    <meta:initial-creator>Gauthier Bastien</meta:initial-creator>
    <dc:date>2014-11-14T13:49:11</dc:date>
    <dc:creator>Gauthier Bastien</dc:creator>
    <meta:document-statistic meta:table-count="1" meta:image-count="0" meta:object-count="0" meta:page-count="1" meta:paragraph-count="8" meta:word-count="36" meta:character-count="395" meta:non-whitespace-character-count="371"/>
  </office:meta>
</office:document-meta>
</file>